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48pt" style:font-size-asian="48pt" style:font-size-complex="48pt"/>
    </style:style>
    <style:style style:name="P4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language="en" fo:country="US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paragraph-properties fo:text-align="center" style:justify-single-word="false"/>
      <style:text-properties style:font-name="Calibri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 fo:background-color="#b3b3b3">
        <style:background-image/>
      </style:paragraph-properties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fo:padding="0cm" fo:border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Real-Time and Embedded Systems</text:p>
      <text:p text:style-name="P4">Problem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Adrián Gómez Llorente </text:p>
      <text:p text:style-name="P2"><text:tab/><text:tab/><text:tab/><text:tab/><text:tab/><text:tab/><text:tab/><text:tab/><text:tab/>0904327G</text:p>
      <text:h text:style-name="P14" text:outline-level="1">Introduction</text:h>
      <text:p text:style-name="Text_20_body">In this document second problem questions of Real Time and Embedded Systems are answered and explained.</text:p>
      <text:h text:style-name="Heading_20_1" text:outline-level="1">Question 1</text:h>
      <text:p text:style-name="Text_20_body">An appropiate frame size is based in the next 3 constraints:</text:p>
      <text:p text:style-name="P10"><text:span text:style-name="T1">Eq 1: </text:span><text:span text:style-name="T2"><text:s/>To avoid preemption, wants jobs to start and complete execution within a single frame:</text:span></text:p>
      <text:p text:style-name="P1"><text:s/><draw:frame draw:style-name="fr1" draw:name="Objeto1" text:anchor-type="as-char" svg:width="3.946cm" svg:height="0.52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span text:style-name="T1">Eq 2:</text:span> To minimize the number of entries in the cyclic schedule, the hyper-period should be an integer multiple of the frame size:</text:p>
      <text:p text:style-name="P1"><draw:frame draw:style-name="fr1" draw:name="Objeto2" text:anchor-type="as-char" svg:width="3.441cm" svg:height="0.52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1">Eq 3:</text:span> To allow scheduler to check that jobs complete by their deadline, should be at least one frame boundary between release time of a job and it s deadline:</text:p>
      <text:p text:style-name="P1"><draw:frame draw:style-name="fr1" draw:name="Objeto3" text:anchor-type="as-char" svg:width="6.384cm" svg:height="0.52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So we are going to look for a frame size that satisfy 3 constraints before</text:p>
      <text:p text:style-name="P11">Eq 1:</text:p>
      <text:p text:style-name="P1"><draw:frame draw:style-name="fr1" draw:name="Objeto4" text:anchor-type="as-char" svg:width="8.507cm" svg:height="0.531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1">Eq 2:</text:p>
      <text:p text:style-name="P6">We have to calculate the Hyper period:</text:p>
      <text:p text:style-name="P5">Hyper period = <draw:frame draw:style-name="fr1" draw:name="Objeto5" text:anchor-type="as-char" svg:width="4.681cm" svg:height="0.52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So values that satisfy the constraint are shown next:</text:p>
      <text:p text:style-name="P5"><draw:frame draw:style-name="fr1" draw:name="Objeto6" text:anchor-type="as-char" svg:width="4.217cm" svg:height="0.48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Eq 3:</text:p>
      <text:p text:style-name="P6">Right now we have to check if previous values satisfy the third constraint. After trying with all of them we get that it's only valid for 8:</text:p>
      <text:p text:style-name="P5"><draw:frame draw:style-name="fr1" draw:name="Objeto7" text:anchor-type="as-char" svg:width="5.914cm" svg:height="0.52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1">So the correct frame size obtained is 8</text:p>
      <text:p text:style-name="P11"/>
      <text:h text:style-name="P14" text:outline-level="1">Question 2</text:h>
      <text:p text:style-name="Text_20_body">To check if a system is schedulable using Rate Monotonic algorithm we have to check next theorem:</text:p>
      <text:p text:style-name="Quotations">A system of n independent preemptable periodic tasks with <draw:frame draw:style-name="fr1" draw:name="Objeto8" text:anchor-type="as-char" svg:width="1.348cm" svg:height="0.529cm" draw:z-index="7"><draw:object xlink:href="./Object 8" xlink:type="simple" xlink:show="embed" xlink:actuate="onLoad"/><draw:image xlink:href="./ObjectReplacements/Object 8" xlink:type="simple" xlink:show="embed" xlink:actuate="onLoad"/></draw:frame>can be feasibly scheduled on one processor using RM if </text:p>
      <text:p text:style-name="P1"><draw:frame draw:style-name="fr1" draw:name="Objeto9" text:anchor-type="as-char" svg:width="2.889cm" svg:height="0.54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>But this condition is sufficient but not necessary.</text:p>
      <text:p text:style-name="P12">System 1</text:p>
      <text:p text:style-name="P7">We are going to calculate the total utilization of the system:</text:p>
      <text:p text:style-name="P5"><draw:frame draw:style-name="fr1" draw:name="Objeto10" text:anchor-type="as-char" svg:width="6.191cm" svg:height="0.99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In this system we have 3 tasks so we have to calculate <draw:frame draw:style-name="fr1" draw:name="Objeto11" text:anchor-type="as-char" svg:width="0.953cm" svg:height="0.529cm" draw:z-index="10"><draw:object xlink:href="./Object 11" xlink:type="simple" xlink:show="embed" xlink:actuate="onLoad"/><draw:image xlink:href="./ObjectReplacements/Object 11" xlink:type="simple" xlink:show="embed" xlink:actuate="onLoad"/></draw:frame>with the parameter n=3:</text:p>
      <text:p text:style-name="P5"><draw:frame draw:style-name="fr1" draw:name="Objeto12" text:anchor-type="as-char" svg:width="4.722cm" svg:height="0.87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Using previous theorem we get that <text:span text:style-name="T1">a feasible monotonic schedule is guaranteed</text:span> as can be seen below:</text:p>
      <text:p text:style-name="P5"><draw:frame draw:style-name="fr1" draw:name="Objeto13" text:anchor-type="as-char" svg:width="4.411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>System 2</text:p>
      <text:p text:style-name="P7">Now we are going to check previous algorithm with the system 2. First step is calculating the total utilization of the system:</text:p>
      <text:p text:style-name="P5"><draw:frame draw:style-name="fr1" draw:name="Objeto14" text:anchor-type="as-char" svg:width="7.641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We have 4 tasks so we are going to calculate <draw:frame draw:style-name="fr1" draw:name="Objeto15" text:anchor-type="as-char" svg:width="0.953cm" svg:height="0.529cm" draw:z-index="14"><draw:object xlink:href="./Object 15" xlink:type="simple" xlink:show="embed" xlink:actuate="onLoad"/><draw:image xlink:href="./ObjectReplacements/Object 15" xlink:type="simple" xlink:show="embed" xlink:actuate="onLoad"/></draw:frame>with the parameter n=4</text:p>
      <text:p text:style-name="P5"><draw:frame draw:style-name="fr1" draw:name="Objeto16" text:anchor-type="as-char" svg:width="4.78cm" svg:height="0.87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>With the results obtained we can assume that there is a feasible monotonic schedule but we will have to simulate the system execution to be sure.</text:p>
      <text:p text:style-name="P7"/>
      <text:h text:style-name="P14" text:outline-level="1">Question 3</text:h>
      <text:p text:style-name="Text_20_body">First of all task must be ordered trough their period <text:s/>so tasks with shorter period will have the higher priority. Tasks will be ordered as shown next:</text:p>
      <text:p text:style-name="P1"><draw:frame draw:style-name="fr1" draw:name="Objeto17" text:anchor-type="as-char" svg:width="2.185cm" svg:height="0.52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>We have all tasks ordered so right now we have to fill a table with all the execution times like next one:</text:p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16">Time</text:p>
          </table:table-cell>
          <table:table-cell table:style-name="Tabla1.A1" office:value-type="string">
            <text:p text:style-name="P16">Ready to run</text:p>
          </table:table-cell>
          <table:table-cell table:style-name="Tabla1.A1" office:value-type="string">
            <text:p text:style-name="P16">Running</text:p>
          </table:table-cell>
          <table:table-cell table:style-name="Tabla1.A1" office:value-type="string">
            <text:p text:style-name="P16">Time</text:p>
          </table:table-cell>
          <table:table-cell table:style-name="Tabla1.A1" office:value-type="string">
            <text:p text:style-name="P16">Ready to run</text:p>
          </table:table-cell>
          <table:table-cell table:style-name="Tabla1.F1" office:value-type="string">
            <text:p text:style-name="P16">Running</text:p>
          </table:table-cell>
        </table:table-row>
        <table:table-row>
          <table:table-cell table:style-name="Tabla1.A2" office:value-type="float" office:value="0">
            <text:p text:style-name="P15">0</text:p>
          </table:table-cell>
          <table:table-cell table:style-name="Tabla1.B2" office:value-type="string">
            <text:p text:style-name="P15"><draw:frame draw:style-name="fr1" draw:name="Objeto18" text:anchor-type="as-char" svg:width="0.811cm" svg:height="0.529cm" draw:z-index="17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to19" text:anchor-type="as-char" svg:width="0.808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a1.B2" office:value-type="string">
            <text:p text:style-name="P15"><draw:frame draw:style-name="fr2" draw:name="Objeto20" text:anchor-type="as-char" svg:y="0cm" svg:width="0.806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a1.A2" office:value-type="float" office:value="6">
            <text:p text:style-name="P15">6</text:p>
          </table:table-cell>
          <table:table-cell table:style-name="Tabla1.B2" office:value-type="string">
            <text:p text:style-name="P17"><draw:frame draw:style-name="fr3" draw:name="Objeto31" text:anchor-type="as-char" svg:width="0.808cm" svg:height="0.531cm" draw:z-index="25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Objeto32" text:anchor-type="as-char" svg:width="0.808cm" svg:height="0.531cm" draw:z-index="2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a1.F2" office:value-type="string">
            <text:p text:style-name="P15"><draw:frame draw:style-name="fr1" draw:name="Objeto33" text:anchor-type="as-char" svg:width="0.806cm" svg:height="0.531cm" draw:z-index="2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a1.A2" office:value-type="float" office:value="1">
            <text:p text:style-name="P15">1</text:p>
          </table:table-cell>
          <table:table-cell table:style-name="Tabla1.B2" office:value-type="string">
            <text:p text:style-name="P15"><draw:frame draw:style-name="fr1" draw:name="Objeto30" text:anchor-type="as-char" svg:width="0.808cm" svg:height="0.531cm" draw:z-index="3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a1.B2" office:value-type="string">
            <text:p text:style-name="P15"><draw:frame draw:style-name="fr1" draw:name="Objeto21" text:anchor-type="as-char" svg:width="0.811cm" svg:height="0.529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a1.A2" office:value-type="float" office:value="7">
            <text:p text:style-name="P15">7</text:p>
          </table:table-cell>
          <table:table-cell table:style-name="Tabla1.B2" office:value-type="string">
            <text:p text:style-name="P15"><draw:frame draw:style-name="fr1" draw:name="Objeto43" text:anchor-type="as-char" svg:width="0.808cm" svg:height="0.531cm" draw:z-index="37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a1.F2" office:value-type="string">
            <text:p text:style-name="P15"><draw:frame draw:style-name="fr2" draw:name="Objeto34" text:anchor-type="as-char" svg:y="0cm" svg:width="0.808cm" svg:height="0.531cm" draw:z-index="2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a1.A2" office:value-type="float" office:value="2">
            <text:p text:style-name="P15">2</text:p>
          </table:table-cell>
          <table:table-cell table:style-name="Tabla1.B2" office:value-type="string">
            <text:p text:style-name="P15"><draw:frame draw:style-name="fr1" draw:name="Objeto29" text:anchor-type="as-char" svg:width="0.808cm" svg:height="0.531cm" draw:z-index="39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a1.B2" office:value-type="string">
            <text:p text:style-name="P15"><draw:frame draw:style-name="fr2" draw:name="Objeto22" text:anchor-type="as-char" svg:y="0cm" svg:width="0.811cm" svg:height="0.529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a1.A2" office:value-type="float" office:value="8">
            <text:p text:style-name="P15">8</text:p>
          </table:table-cell>
          <table:table-cell table:style-name="Tabla1.B2" office:value-type="string">
            <text:p text:style-name="P15"><draw:frame draw:style-name="fr1" draw:name="Objeto42" text:anchor-type="as-char" svg:width="0.808cm" svg:height="0.531cm" draw:z-index="36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a1.F2" office:value-type="string">
            <text:p text:style-name="P15"><draw:frame draw:style-name="fr2" draw:name="Objeto35" text:anchor-type="as-char" svg:y="0cm" svg:width="0.811cm" svg:height="0.531cm" draw:z-index="29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a1.A2" office:value-type="float" office:value="3">
            <text:p text:style-name="P15">3</text:p>
          </table:table-cell>
          <table:table-cell table:style-name="Tabla1.B2" office:value-type="string">
            <text:p text:style-name="P15"><draw:frame draw:style-name="fr1" draw:name="Objeto28" text:anchor-type="as-char" svg:width="0.808cm" svg:height="0.531cm" draw:z-index="4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a1.B2" office:value-type="string">
            <text:p text:style-name="P15"><draw:frame draw:style-name="fr2" draw:name="Objeto23" text:anchor-type="as-char" svg:y="0cm" svg:width="0.806cm" svg:height="0.531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a1.A2" office:value-type="float" office:value="9">
            <text:p text:style-name="P15">9</text:p>
          </table:table-cell>
          <table:table-cell table:style-name="Tabla1.B2" office:value-type="string">
            <text:p text:style-name="P15"><draw:frame draw:style-name="fr1" draw:name="Objeto40" text:anchor-type="as-char" svg:width="0.811cm" svg:height="0.531cm" draw:z-index="34"><draw:object xlink:href="./Object 40" xlink:type="simple" xlink:show="embed" xlink:actuate="onLoad"/><draw:image xlink:href="./ObjectReplacements/Object 40" xlink:type="simple" xlink:show="embed" xlink:actuate="onLoad"/></draw:frame><draw:frame draw:style-name="fr2" draw:name="Objeto41" text:anchor-type="as-char" svg:y="-0.337cm" svg:width="0.808cm" svg:height="0.531cm" draw:z-index="35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a1.F2" office:value-type="string">
            <text:p text:style-name="P15"><draw:frame draw:style-name="fr1" draw:name="Objeto36" text:anchor-type="as-char" svg:width="0.806cm" svg:height="0.531cm" draw:z-index="3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a1.A2" office:value-type="float" office:value="4">
            <text:p text:style-name="P15">4</text:p>
          </table:table-cell>
          <table:table-cell table:style-name="Tabla1.B2" office:value-type="string">
            <text:p text:style-name="P15"><draw:frame draw:style-name="fr1" draw:name="Objeto27" text:anchor-type="as-char" svg:width="0.808cm" svg:height="0.531cm" draw:z-index="4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a1.B2" office:value-type="string">
            <text:p text:style-name="P15"><draw:frame draw:style-name="fr2" draw:name="Objeto24" text:anchor-type="as-char" svg:y="0cm" svg:width="0.811cm" svg:height="0.531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a1.A2" office:value-type="float" office:value="10">
            <text:p text:style-name="P15">10</text:p>
          </table:table-cell>
          <table:table-cell table:style-name="Tabla1.B2" office:value-type="string">
            <text:p text:style-name="P15"><draw:frame draw:style-name="fr1" draw:name="Objeto39" text:anchor-type="as-char" svg:width="0.808cm" svg:height="0.531cm" draw:z-index="33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la1.F2" office:value-type="string">
            <text:p text:style-name="P15"><draw:frame draw:style-name="fr1" draw:name="Objeto37" text:anchor-type="as-char" svg:width="0.811cm" svg:height="0.531cm" draw:z-index="31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a1.A2" office:value-type="float" office:value="5">
            <text:p text:style-name="P15">5</text:p>
          </table:table-cell>
          <table:table-cell table:style-name="Tabla1.B2" office:value-type="string">
            <text:p text:style-name="P15"><draw:frame draw:style-name="fr1" draw:name="Objeto26" text:anchor-type="as-char" svg:width="0.808cm" svg:height="0.531cm" draw:z-index="4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a1.B2" office:value-type="string">
            <text:p text:style-name="P15"><draw:frame draw:style-name="fr1" draw:name="Objeto25" text:anchor-type="as-char" svg:width="0.811cm" svg:height="0.531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a1.A2" office:value-type="float" office:value="11">
            <text:p text:style-name="P15">11</text:p>
          </table:table-cell>
          <table:table-cell table:style-name="Tabla1.B2" office:value-type="string">
            <text:p text:style-name="P15"/>
          </table:table-cell>
          <table:table-cell table:style-name="Tabla1.F2" office:value-type="string">
            <text:p text:style-name="P15"><draw:frame draw:style-name="fr1" draw:name="Objeto38" text:anchor-type="as-char" svg:width="0.808cm" svg:height="0.531cm" draw:z-index="3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</table:table>
      <text:p text:style-name="P10"/>
      <text:p text:style-name="P13">As we can see in table above during the 6<text:span text:style-name="T3">th</text:span> step we can see that 2 executions of task 3 are ready to run so this tasks <text:span text:style-name="T5">won't be schedulab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Fin_20_de_20_línea_20_2" draw:display-name="Fin de lí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style:shadow="none"/>
      <style:text-properties style:font-name="Calibri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-left="none" fo:border-right="none" fo:border-top="none" fo:border-bottom="0.035cm solid #000000" style:shadow="none">
        <style:tab-stops/>
        <style:background-image/>
      </style:paragraph-properties>
      <style:text-properties style:font-name="Calibri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rián Gómez Llorente</meta:initial-creator>
    <meta:creation-date>2010-01-25T00:39:37.95</meta:creation-date>
    <dc:date>2010-02-01T03:17:52.90</dc:date>
    <dc:creator>Adrián Gómez Llorente</dc:creator>
    <meta:editing-duration>PT02H58M40S</meta:editing-duration>
    <meta:editing-cycles>130</meta:editing-cycles>
    <meta:generator>OpenOffice.org/3.1$Win32 OpenOffice.org_project/310m11$Build-9399</meta:generator>
    <meta:document-statistic meta:table-count="1" meta:image-count="0" meta:object-count="43" meta:page-count="4" meta:paragraph-count="90" meta:word-count="443" meta:character-count="240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&gt;</math:mo>
        <math:mi math:fontstyle="italic">max</math:mi>
      </math:mrow>
      <math:mrow>
        <math:mo math:stretchy="false">(</math:mo>
        <math:mrow>
          <math:msub>
            <math:mi>e</math:mi>
            <math:mn>1</math:mn>
          </math:msub>
          <math:mi>,</math:mi>
          <math:msub>
            <math:mi>e</math:mi>
            <math:mn>2</math:mn>
          </math:msub>
          <math:mi>,</math:mi>
          <math:mn>...</math:mn>
          <math:mi>,</math:mi>
          <math:msub>
            <math:mi>e</math:mi>
            <math:mi>n</math:mi>
          </math:msub>
        </math:mrow>
        <math:mo math:stretchy="false">)</math:mo>
      </math:mrow>
    </math:mrow>
    <math:annotation math:encoding="StarMath 5.0">f &gt; max(e_{1}, e_{2},...,e_{n})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U</math:mi>
          <math:mo math:stretchy="false">=</math:mo>
          <math:mrow>
            <math:mrow>
              <math:msub>
                <math:mi>u</math:mi>
                <math:mn>1</math:mn>
              </math:msub>
              <math:mo math:stretchy="false">+</math:mo>
              <math:msub>
                <math:mi>u</math:mi>
                <math:mn>2</math:mn>
              </math:msub>
            </math:mrow>
            <math:mo math:stretchy="false">+</math:mo>
            <math:msub>
              <math:mi>u</math:mi>
              <math:mn>3</math:mn>
            </math:msub>
          </math:mrow>
        </math:mrow>
        <math:mo math:stretchy="false">=</math:mo>
        <math:mrow>
          <math:mrow>
            <math:mfrac>
              <math:mn>1</math:mn>
              <math:mn>5</math:mn>
            </math:mfrac>
            <math:mo math:stretchy="false">+</math:mo>
            <math:mfrac>
              <math:mn>1</math:mn>
              <math:mn>3</math:mn>
            </math:mfrac>
          </math:mrow>
          <math:mo math:stretchy="false">+</math:mo>
          <math:mfrac>
            <math:mn>3</math:mn>
            <math:mn>15</math:mn>
          </math:mfrac>
        </math:mrow>
      </math:mrow>
      <math:mo math:stretchy="false">=</math:mo>
      <math:mn>0.733</math:mn>
    </math:mrow>
    <math:annotation math:encoding="StarMath 5.0">U=u_{1}+u_{2}+u_{3}={1} over {5} + {1} over {3} +{3} over {15} = 0.733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U</math:mi>
      <math:mi math:fontstyle="italic">RM</math:mi>
    </math:msub>
    <math:annotation math:encoding="StarMath 5.0">U_{RM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RM</math:mi>
      </math:msub>
      <math:mrow>
        <math:mrow>
          <math:mo math:stretchy="false">(</math:mo>
          <math:mn>3</math:mn>
          <math:mo math:stretchy="false">)</math:mo>
        </math:mrow>
        <math:mo math:stretchy="false">=</math:mo>
        <math:mn>3</math:mn>
      </math:mrow>
      <math:mrow>
        <math:mrow>
          <math:mo math:stretchy="false">(</math:mo>
          <math:mrow>
            <math:msup>
              <math:mn>2</math:mn>
              <math:mfrac>
                <math:mn>1</math:mn>
                <math:mn>3</math:mn>
              </math:mfrac>
            </math:msup>
            <math:mo math:stretchy="false">−</math:mo>
            <math:mn>1</math:mn>
          </math:mrow>
          <math:mo math:stretchy="false">)</math:mo>
        </math:mrow>
        <math:mo math:stretchy="false">=</math:mo>
        <math:mn>0.779</math:mn>
      </math:mrow>
    </math:mrow>
    <math:annotation math:encoding="StarMath 5.0">U_{RM}(3)=3(2^{{1} over {3}}  - 1) = 0.779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>U</math:mi>
        <math:mo math:stretchy="false">≤</math:mo>
        <math:msub>
          <math:mi>U</math:mi>
          <math:mi math:fontstyle="italic">RM</math:mi>
        </math:msub>
      </math:mrow>
      <math:mo math:stretchy="false">⇒</math:mo>
      <math:mrow>
        <math:mn>0.733</math:mn>
        <math:mo math:stretchy="false">≤</math:mo>
        <math:mn>0.779</math:mn>
      </math:mrow>
    </math:mrow>
    <math:annotation math:encoding="StarMath 5.0">U&lt;=U_{RM} drarrow 0.733 &lt;= 0.779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U</math:mi>
          <math:mo math:stretchy="false">=</math:mo>
          <math:mrow>
            <math:mrow>
              <math:mrow>
                <math:msub>
                  <math:mi>u</math:mi>
                  <math:mn>1</math:mn>
                </math:msub>
                <math:mo math:stretchy="false">+</math:mo>
                <math:msub>
                  <math:mi>u</math:mi>
                  <math:mn>2</math:mn>
                </math:msub>
              </math:mrow>
              <math:mo math:stretchy="false">+</math:mo>
              <math:msub>
                <math:mi>u</math:mi>
                <math:mn>3</math:mn>
              </math:msub>
            </math:mrow>
            <math:mo math:stretchy="false">+</math:mo>
            <math:msub>
              <math:mi>u</math:mi>
              <math:mn>4</math:mn>
            </math:msub>
          </math:mrow>
        </math:mrow>
        <math:mo math:stretchy="false">=</math:mo>
        <math:mrow>
          <math:mrow>
            <math:mrow>
              <math:mfrac>
                <math:mn>2</math:mn>
                <math:mn>5</math:mn>
              </math:mfrac>
              <math:mo math:stretchy="false">+</math:mo>
              <math:mfrac>
                <math:mn>1</math:mn>
                <math:mn>4</math:mn>
              </math:mfrac>
            </math:mrow>
            <math:mo math:stretchy="false">+</math:mo>
            <math:mfrac>
              <math:mn>1</math:mn>
              <math:mn>10</math:mn>
            </math:mfrac>
          </math:mrow>
          <math:mo math:stretchy="false">+</math:mo>
          <math:mfrac>
            <math:mn>3</math:mn>
            <math:mn>20</math:mn>
          </math:mfrac>
        </math:mrow>
      </math:mrow>
      <math:mo math:stretchy="false">=</math:mo>
      <math:mn>0.90</math:mn>
    </math:mrow>
    <math:annotation math:encoding="StarMath 5.0">U=u_{1}+u_{2}+u_{3}+u_{4}={2} over {5} + {1} over {4} + {1} over {10} + {3} over {20} = 0.90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U</math:mi>
      <math:mi math:fontstyle="italic">RM</math:mi>
    </math:msub>
    <math:annotation math:encoding="StarMath 5.0">U_{RM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RM</math:mi>
      </math:msub>
      <math:mrow>
        <math:mrow>
          <math:mo math:stretchy="false">(</math:mo>
          <math:mn>4</math:mn>
          <math:mo math:stretchy="false">)</math:mo>
        </math:mrow>
        <math:mo math:stretchy="false">=</math:mo>
        <math:mn>4</math:mn>
      </math:mrow>
      <math:mrow>
        <math:mrow>
          <math:mo math:stretchy="false">(</math:mo>
          <math:mrow>
            <math:msup>
              <math:mn>2</math:mn>
              <math:mfrac>
                <math:mn>1</math:mn>
                <math:mn>4</math:mn>
              </math:mfrac>
            </math:msup>
            <math:mo math:stretchy="false">−</math:mo>
            <math:mn>1</math:mn>
          </math:mrow>
          <math:mo math:stretchy="false">)</math:mo>
        </math:mrow>
        <math:mo math:stretchy="false">=</math:mo>
        <math:mn>0.756</math:mn>
      </math:mrow>
    </math:mrow>
    <math:annotation math:encoding="StarMath 5.0">U_{RM}(4)=4(2^{{1} over {4}}  - 1) = 0.756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T</math:mi>
          <math:mn>1</math:mn>
        </math:msub>
        <math:mo math:stretchy="false">&gt;</math:mo>
        <math:msub>
          <math:mi>T</math:mi>
          <math:mn>2</math:mn>
        </math:msub>
      </math:mrow>
      <math:mo math:stretchy="false">&gt;</math:mo>
      <math:msub>
        <math:mi>T</math:mi>
        <math:mn>3</math:mn>
      </math:msub>
    </math:mrow>
    <math:annotation math:encoding="StarMath 5.0">T_{1}&gt;T_{2}&gt;T_{3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1</math:mn>
    </math:msub>
    <math:annotation math:encoding="StarMath 5.0">J_{2,1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∃</math:mo>
      <math:mi>i</math:mi>
      <math:mi math:fontstyle="normal">:</math:mi>
      <math:mi math:fontstyle="italic">mod</math:mi>
      <math:mrow>
        <math:mrow>
          <math:mo math:stretchy="false">(</math:mo>
          <math:mrow>
            <math:msub>
              <math:mi>p</math:mi>
              <math:mi>i</math:mi>
            </math:msub>
            <math:mi>,</math:mi>
            <math:mi>f</math:mi>
          </math:mrow>
          <math:mo math:stretchy="false">)</math:mo>
        </math:mrow>
        <math:mo math:stretchy="false">=</math:mo>
        <math:mn>0</math:mn>
      </math:mrow>
    </math:mrow>
    <math:annotation math:encoding="StarMath 5.0">exists i: mod(p_{i},f)=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>J</math:mi>
      <math:mn>1,1</math:mn>
    </math:msub>
    <math:annotation math:encoding="StarMath 5.0">J_{1,1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1</math:mn>
    </math:msub>
    <math:annotation math:encoding="StarMath 5.0">J_{2,1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1</math:mn>
    </math:msub>
    <math:annotation math:encoding="StarMath 5.0">J_{2,1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>J</math:mi>
      <math:mn>1,2</math:mn>
    </math:msub>
    <math:annotation math:encoding="StarMath 5.0">J_{1,2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2</math:mn>
    </math:msub>
    <math:annotation math:encoding="StarMath 5.0">J_{2,2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2</math:mn>
    </math:msub>
    <math:annotation math:encoding="StarMath 5.0">J_{2,2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2</math:mn>
          <math:mo math:stretchy="false">∗</math:mo>
          <math:mi>f</math:mi>
        </math:mrow>
        <math:mo math:stretchy="false">−</math:mo>
        <math:mi math:fontstyle="italic">gcd</math:mi>
      </math:mrow>
      <math:mrow>
        <math:mrow>
          <math:mo math:stretchy="false">(</math:mo>
          <math:mrow>
            <math:msub>
              <math:mi>p</math:mi>
              <math:mi>i</math:mi>
            </math:msub>
            <math:mi>,</math:mi>
            <math:mi>f</math:mi>
          </math:mrow>
          <math:mo math:stretchy="false">)</math:mo>
        </math:mrow>
        <math:mo math:stretchy="false">≤</math:mo>
        <math:msub>
          <math:mi>D</math:mi>
          <math:mi>i</math:mi>
        </math:msub>
      </math:mrow>
      <math:mi math:fontstyle="italic">for</math:mi>
      <math:mrow>
        <math:mi>i</math:mi>
        <math:mo math:stretchy="false">=</math:mo>
        <math:mn>1,2...</math:mn>
      </math:mrow>
      <math:mi>n</math:mi>
    </math:mrow>
    <math:annotation math:encoding="StarMath 5.0">2*f-gcd(p_{i}, f) &lt;= D_{i} for i=1,2...n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2</math:mn>
    </math:msub>
    <math:annotation math:encoding="StarMath 5.0">J_{3,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b>
      <math:mi>J</math:mi>
      <math:mn>1,3</math:mn>
    </math:msub>
    <math:annotation math:encoding="StarMath 5.0">J_{1,3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3</math:mn>
    </math:msub>
    <math:annotation math:encoding="StarMath 5.0">J_{2,3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J</math:mi>
      <math:mn>1,4</math:mn>
    </math:msub>
    <math:annotation math:encoding="StarMath 5.0">J_{1,4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3</math:mn>
    </math:msub>
    <math:annotation math:encoding="StarMath 5.0">J_{2,3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2</math:mn>
    </math:msub>
    <math:annotation math:encoding="StarMath 5.0">J_{3,2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2</math:mn>
    </math:msub>
    <math:annotation math:encoding="StarMath 5.0">J_{3,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&gt;</math:mo>
        <math:mi math:fontstyle="italic">max</math:mi>
      </math:mrow>
      <math:mrow>
        <math:mrow>
          <math:mo math:stretchy="false">(</math:mo>
          <math:mrow>
            <math:msub>
              <math:mi>e</math:mi>
              <math:mn>1</math:mn>
            </math:msub>
            <math:mi>,</math:mi>
            <math:msub>
              <math:mi>e</math:mi>
              <math:mn>2</math:mn>
            </math:msub>
            <math:mi>,</math:mi>
            <math:mn>...</math:mn>
            <math:mi>,</math:mi>
            <math:msub>
              <math:mi>e</math:mi>
              <math:mi>n</math:mi>
            </math:msub>
          </math:mrow>
          <math:mo math:stretchy="false">)</math:mo>
        </math:mrow>
        <math:mo math:stretchy="false">=</math:mo>
        <math:mi math:fontstyle="italic">max</math:mi>
      </math:mrow>
      <math:mrow>
        <math:mrow>
          <math:mo math:stretchy="false">(</math:mo>
          <math:mrow>
            <math:mn>1,3</math:mn>
            <math:mn>,4</math:mn>
            <math:mn>,6</math:mn>
          </math:mrow>
          <math:mo math:stretchy="false">)</math:mo>
        </math:mrow>
        <math:mo math:stretchy="false">=</math:mo>
        <math:mn>6</math:mn>
      </math:mrow>
      <math:mo math:stretchy="false">⇒</math:mo>
      <math:mrow>
        <math:mi>f</math:mi>
        <math:mo math:stretchy="false">≥</math:mo>
        <math:mn>6</math:mn>
      </math:mrow>
    </math:mrow>
    <math:annotation math:encoding="StarMath 5.0">f &gt; max(e_{1}, e_{2},...,e_{n}) = max(1,3,4,6) = 6  drarrow f&gt;=6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b>
      <math:mi>J</math:mi>
      <math:mn>2,3</math:mn>
    </math:msub>
    <math:annotation math:encoding="StarMath 5.0">J_{2,3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2</math:mn>
    </math:msub>
    <math:annotation math:encoding="StarMath 5.0">J_{3,2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1</math:mn>
    </math:msub>
    <math:annotation math:encoding="StarMath 5.0">J_{3,1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ub>
      <math:mi>J</math:mi>
      <math:mn>3,2</math:mn>
    </math:msub>
    <math:annotation math:encoding="StarMath 5.0">J_{3,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lcm</math:mi>
      <math:mrow>
        <math:mrow>
          <math:mo math:stretchy="false">(</math:mo>
          <math:mrow>
            <math:msub>
              <math:mi>p</math:mi>
              <math:mn>1</math:mn>
            </math:msub>
            <math:mi>,</math:mi>
            <math:msub>
              <math:mi>p</math:mi>
              <math:mn>2</math:mn>
            </math:msub>
            <math:mi>,</math:mi>
            <math:msub>
              <math:mi>p</math:mi>
              <math:mn>3</math:mn>
            </math:msub>
            <math:mi>,</math:mi>
            <math:msub>
              <math:mi>p</math:mi>
              <math:mn>4</math:mn>
            </math:msub>
          </math:mrow>
          <math:mo math:stretchy="false">)</math:mo>
        </math:mrow>
        <math:mo math:stretchy="false">=</math:mo>
        <math:mn>1320</math:mn>
      </math:mrow>
    </math:mrow>
    <math:annotation math:encoding="StarMath 5.0">lcm(p_{1},p_{2},p_{3},p_{4}) = 132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∈</math:mo>
      <math:mrow>
        <math:mo math:stretchy="false">{</math:mo>
        <math:mrow>
          <math:mn>8,10</math:mn>
          <math:mn>,11</math:mn>
          <math:mn>,15</math:mn>
          <math:mn>,20</math:mn>
          <math:mn>,22</math:mn>
        </math:mrow>
        <math:mo math:stretchy="false">}</math:mo>
      </math:mrow>
    </math:mrow>
    <math:annotation math:encoding="StarMath 5.0">f in lbrace 8,10,11,15,20,22 rbrac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 math:fontstyle="normal">:</math:mi>
      <math:mrow>
        <math:mrow>
          <math:mn>2</math:mn>
          <math:mo math:stretchy="false">∗</math:mo>
          <math:mn>8</math:mn>
        </math:mrow>
        <math:mo math:stretchy="false">−</math:mo>
        <math:mi math:fontstyle="italic">gcd</math:mi>
      </math:mrow>
      <math:mrow>
        <math:mrow>
          <math:mrow>
            <math:mrow>
              <math:mo math:stretchy="false">(</math:mo>
              <math:mn>8,8</math:mn>
              <math:mo math:stretchy="false">)</math:mo>
            </math:mrow>
            <math:mo math:stretchy="false">=</math:mo>
            <math:mrow>
              <math:mn>16</math:mn>
              <math:mo math:stretchy="false">−</math:mo>
              <math:mn>8</math:mn>
            </math:mrow>
          </math:mrow>
          <math:mo math:stretchy="false">=</math:mo>
          <math:mn>8</math:mn>
        </math:mrow>
        <math:mo math:stretchy="false">≤</math:mo>
        <math:mn>8</math:mn>
      </math:mrow>
    </math:mrow>
    <math:annotation math:encoding="StarMath 5.0">T_{1}: 2*8-gcd(8,8)=16-8=8&lt;=8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o math:stretchy="false">=</math:mo>
      <math:msub>
        <math:mi>p</math:mi>
        <math:mi>i</math:mi>
      </math:msub>
    </math:mrow>
    <math:annotation math:encoding="StarMath 5.0">D_{i}=p_{i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U</math:mi>
      <math:mo math:stretchy="false">≤</math:mo>
      <math:mrow>
        <math:mi>n</math:mi>
        <math:mo math:stretchy="false">∗</math:mo>
        <math:mrow>
          <math:mo math:stretchy="false">(</math:mo>
          <math:mrow>
            <math:msup>
              <math:mn>2</math:mn>
              <math:mrow>
                <math:mn>1</math:mn>
                <math:mo math:stretchy="false">/</math:mo>
                <math:mi>n</math:mi>
              </math:mrow>
            </math:msup>
            <math:mo math:stretchy="false">−</math:mo>
            <math:mn>1</math:mn>
          </math:mrow>
          <math:mo math:stretchy="false">)</math:mo>
        </math:mrow>
      </math:mrow>
    </math:mrow>
    <math:annotation math:encoding="StarMath 5.0">U&lt;=n*(2^{1/n}-1)</math:annotation>
  </math:semantics>
</math:math>
</file>